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878" officeooo:paragraph-rsid="0003a878"/>
    </style:style>
    <style:style style:name="P2" style:family="paragraph" style:parent-style-name="Standard">
      <style:text-properties officeooo:rsid="0003a878" officeooo:paragraph-rsid="0004d69b"/>
    </style:style>
    <style:style style:name="P3" style:family="paragraph" style:parent-style-name="Standard">
      <style:text-properties officeooo:paragraph-rsid="0003a878"/>
    </style:style>
    <style:style style:name="P4" style:family="paragraph" style:parent-style-name="Standard">
      <style:text-properties officeooo:rsid="0004d69b" officeooo:paragraph-rsid="0006ccc1"/>
    </style:style>
    <style:style style:name="P5" style:family="paragraph" style:parent-style-name="Standard">
      <style:text-properties officeooo:rsid="00081587" officeooo:paragraph-rsid="00081587"/>
    </style:style>
    <style:style style:name="P6" style:family="paragraph" style:parent-style-name="Standard">
      <style:text-properties officeooo:rsid="00081587" officeooo:paragraph-rsid="0009946f"/>
    </style:style>
    <style:style style:name="P7" style:family="paragraph" style:parent-style-name="Standard">
      <style:text-properties officeooo:rsid="0009946f" officeooo:paragraph-rsid="0009946f"/>
    </style:style>
    <style:style style:name="P8" style:family="paragraph" style:parent-style-name="Standard">
      <style:text-properties officeooo:rsid="000a0dc2" officeooo:paragraph-rsid="000ba5c9"/>
    </style:style>
    <style:style style:name="P9" style:family="paragraph" style:parent-style-name="Standard">
      <style:text-properties officeooo:rsid="000ba5c9" officeooo:paragraph-rsid="000ba5c9"/>
    </style:style>
    <style:style style:name="P10" style:family="paragraph" style:parent-style-name="Standard">
      <style:text-properties officeooo:rsid="000ba5c9" officeooo:paragraph-rsid="001307c7"/>
    </style:style>
    <style:style style:name="P11" style:family="paragraph" style:parent-style-name="Standard">
      <style:text-properties officeooo:rsid="000c60bf" officeooo:paragraph-rsid="000c60bf"/>
    </style:style>
    <style:style style:name="P12" style:family="paragraph" style:parent-style-name="Standard">
      <style:text-properties officeooo:rsid="000c60bf" officeooo:paragraph-rsid="000d355e"/>
    </style:style>
    <style:style style:name="P13" style:family="paragraph" style:parent-style-name="Standard">
      <style:text-properties officeooo:rsid="000c60bf" officeooo:paragraph-rsid="001307c7"/>
    </style:style>
    <style:style style:name="P14" style:family="paragraph" style:parent-style-name="Standard">
      <style:text-properties officeooo:rsid="000e8522" officeooo:paragraph-rsid="000e8522"/>
    </style:style>
    <style:style style:name="P15" style:family="paragraph" style:parent-style-name="Standard">
      <style:text-properties officeooo:rsid="001028fa" officeooo:paragraph-rsid="001028fa"/>
    </style:style>
    <style:style style:name="P16" style:family="paragraph" style:parent-style-name="Standard">
      <style:text-properties officeooo:rsid="001028fa" officeooo:paragraph-rsid="0011a1cb"/>
    </style:style>
    <style:style style:name="T1" style:family="text">
      <style:text-properties officeooo:rsid="0003a878"/>
    </style:style>
    <style:style style:name="T2" style:family="text">
      <style:text-properties officeooo:rsid="0004d69b"/>
    </style:style>
    <style:style style:name="T3" style:family="text">
      <style:text-properties officeooo:rsid="0006ccc1"/>
    </style:style>
    <style:style style:name="T4" style:family="text">
      <style:text-properties officeooo:rsid="0009946f"/>
    </style:style>
    <style:style style:name="T5" style:family="text">
      <style:text-properties officeooo:rsid="000a0dc2"/>
    </style:style>
    <style:style style:name="T6" style:family="text">
      <style:text-properties officeooo:rsid="000ba5c9"/>
    </style:style>
    <style:style style:name="T7" style:family="text">
      <style:text-properties officeooo:rsid="000c60bf"/>
    </style:style>
    <style:style style:name="T8" style:family="text">
      <style:text-properties officeooo:rsid="000d355e"/>
    </style:style>
    <style:style style:name="T9" style:family="text">
      <style:text-properties officeooo:rsid="0011a1cb"/>
    </style:style>
    <style:style style:name="T10" style:family="text">
      <style:text-properties officeooo:rsid="00130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) – {t1.PrimeiroNome, t2.SegundoNome, t3.UltimoNome | t1 ^ t2 ^ t3 </text:span>∈ <text:span text:style-name="T1">(Funcionarios)}</text:span></text:p>
      <text:p text:style-name="P3"/>
      <text:p text:style-name="P2">2) – {t1.Codigo, t2.PrimeiroNome, t3.SegundoNome, t4.UltimoNome, t5.DataNasci, t6.CPF, t7.RG, t8.Endereco, t9.CEP, Cidade, t10.Fone, t11.CodigoDepartamento, t12.Funcao, t13.Salario | t1 ^ 2t ^ t3 ^ t4 ^ t5 ^ t6 ^ t7 ^ t8 ^ t9 ^ t10 ^ t11 ^ t12 ^ t13 ∈ <text:span text:style-name="T2">(Funcionarios)</text:span>}</text:p>
      <text:p text:style-name="P1"/>
      <text:p text:style-name="P4">3) – {t1.PrimeiroNome, t2.SegundoNome, t3.UltimoNome, <text:span text:style-name="T3">t4.Salario</text:span> | <text:s/><text:span text:style-name="T3">t1 ^ t2 ^ t3 ^ t4 ∈ (Funcionarios) ^ t4.Salario &gt; 1000}</text:span></text:p>
      <text:p text:style-name="P4"/>
      <text:p text:style-name="P5">4) – {t1.DataNasci, t2.PrimeiroNome | t1 ^ t2 ∈ (Funcionarios)}</text:p>
      <text:p text:style-name="P5"/>
      <text:p text:style-name="P5">5) – {t1.Primeironome, t2.SegundoNome, t3.UltimoNome, t4.Fone | t1 ^ t2 ^ t3 ∈ (Funcionario) ^ t4 != NULL }</text:p>
      <text:p text:style-name="P5"/>
      <text:p text:style-name="P6">6) – {sum(<text:span text:style-name="T4">t.</text:span>Salario) <text:span text:style-name="T4">| t ∈ (Funcionario)}</text:span></text:p>
      <text:p text:style-name="P6"/>
      <text:p text:style-name="P7">7) – {<text:span text:style-name="T5">t0.Nome, </text:span>t1.Codigo, t2.Codigo<text:span text:style-name="T5">Departamento</text:span>, t3.PrimeiroNome, t4.SegundoNome, t5.UltimoNome, t6.Funcao | t2 … t6 ∈ (Funcionarios) ^ <text:span text:style-name="T5">t0 ^ </text:span>t1 ∈ (Departamentos) ^ t1.Codigo == t2.Codigo<text:span text:style-name="T5">Departamento</text:span>}</text:p>
      <text:p text:style-name="P7"/>
      <text:p text:style-name="P8">8) – {t1.codigo, <text:span text:style-name="T6">t2.Nome, t3.CodigoFuncionarioGerente, t4.Codigo, t5.primeiroNome | t1 ^ t2 ^ t3 ∈ (Departamentos) ^ t4 ^ t5 ∈ (Funcionarios) ^ t3.CodigoFuncionarioGerente == t4.Codigo}</text:span></text:p>
      <text:p text:style-name="P8"/>
      <text:p text:style-name="P10">9) – {<text:span text:style-name="T10">t1.Nome, sum(t2.Salario) | t1 ∈ (Departamentos) ^ t2 ∈ (Funcionarios);</text:span></text:p>
      <text:p text:style-name="P9"/>
      <text:p text:style-name="P9">10) – {<text:span text:style-name="T7">t0.PrimeiroNome, </text:span>t1.Nome, t2.Funcao, t3.CodigoDepartamento, t4.Codigo | <text:span text:style-name="T7">t0 ^</text:span> t2 <text:s/>^ t3 ∈ (Funcionarios) ^ t1 ^ t4 ∈ (Departamentos) ^ t4.Codigo == t3.CodigoDepartamento}</text:p>
      <text:p text:style-name="P9"/>
      <text:p text:style-name="P11">11) – {count(t.Codigo) | t ∈ (Funcionario)}</text:p>
      <text:p text:style-name="P11"/>
      <text:p text:style-name="P11">12) – {avg(sum(t1.salario)) | t1 ∈ (Funcionarios)}</text:p>
      <text:p text:style-name="P11"/>
      <text:p text:style-name="P13">13) – {t1.<text:span text:style-name="T10">Nome, t2.Salario | t1 ∈ (Departamento) ^ t2 ∈ (Funcionarios) ^ (t1.codigo = t2.CodigoDepartamento ^ (min(t2.Salario)))}</text:span></text:p>
      <text:p text:style-name="P11"/>
      <text:p text:style-name="P12">14) – {<text:span text:style-name="T8">t1.PrimeiroNome, t2.UltimoNome, t3.SegundoNome | t1 ^ t2 ^ t3 ∈ (Funcionarios) ^ t3.SegundoNome == NULL)</text:span></text:p>
      <text:p text:style-name="P12"/>
      <text:p text:style-name="P14">15) – {t1.Nome, t2.PrimeiroNome, t3.Codigo, t4.CodigoDepartamento | t1 ^ t3 ∈ (Departamentos) ^ t2 ^ t4 ∈ (Funcionarios) ^ t4.codigoDepartamento == t3.Codigo}</text:p>
      <text:p text:style-name="P14"/>
      <text:p text:style-name="P15">16) – {t1.PrimeiroNome, t2.SegundoNome, t3.UltimoNome, t4.Cidade, t5.Funcao | t1 … t5 ∈ (Funcionarios) ^ t4.Cidade == <text:s/>“Recife” ^ t5.Funcao == “Telefonista”}</text:p>
      <text:p text:style-name="P15"/>
      <text:p text:style-name="P15">17) – {t1.PrimeiroNome, t2.SegundoNome. t3.UltimoNome, t4.CodigoDepartamento, t5.Codigo, t6.Nome | t1 … t4 ∈(Funcionarios) ^ t5 ^ t6 ∈ (Departamentos) ^ t6 == “Pessoal”)</text:p>
      <text:p text:style-name="P15"/>
      <text:p text:style-name="P16">18) - { <text:span text:style-name="T9">t1.PrimeiroNome, t2.Nome | t1 ∈ (Funcionarios) ^ t2 ∈ (Departamentos) ^ t1.Funcao == “Gerente” <text:s/>^ ∃ (t1 ^ t1.Salario <text:s/>&gt; t3.Salario)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3:48:06.689157234</meta:creation-date>
    <dc:date>2017-12-11T14:44:33.786974840</dc:date>
    <meta:editing-duration>PT45M1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322" meta:character-count="2278" meta:non-whitespace-character-count="1952"/>
  </office:meta>
</office:document-meta>
</file>